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0e63bb" officeooo:paragraph-rsid="000e63bb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e63bb" officeooo:paragraph-rsid="000e63bb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63bb" officeooo:paragraph-rsid="000e63bb" style:font-size-asian="12pt" style:font-weight-asian="bold" style:font-name-complex="Arial"/>
    </style:style>
    <style:style style:name="P20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0ee3b4" officeooo:paragraph-rsid="000ee3b4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63bb" officeooo:paragraph-rsid="000e63bb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9pt" officeooo:rsid="000e63bb" officeooo:paragraph-rsid="000e63bb" style:font-size-asian="9pt" style:font-name-complex="Arial"/>
    </style:style>
    <style:style style:name="P28" style:family="paragraph" style:parent-style-name="Heading_20_1">
      <style:text-properties fo:font-size="12pt" style:font-size-asian="12pt"/>
    </style:style>
    <style:style style:name="P29" style:family="paragraph" style:parent-style-name="Heading_20_3">
      <style:text-properties fo:font-style="normal" officeooo:rsid="000e63bb" officeooo:paragraph-rsid="000e63bb" style:font-style-asian="normal" style:font-style-complex="normal"/>
    </style:style>
    <style:style style:name="T1" style:family="text">
      <style:text-properties officeooo:rsid="000cbd6c"/>
    </style:style>
    <style:style style:name="T2" style:family="text">
      <style:text-properties officeooo:rsid="000e63bb"/>
    </style:style>
    <style:style style:name="T3" style:family="text">
      <style:text-properties officeooo:rsid="000ee3b4"/>
    </style:style>
    <style:style style:name="T4" style:family="text">
      <style:text-properties officeooo:rsid="0010a7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8" text:outline-level="1">Caso de Uso</text:h>
          </table:table-cell>
          <table:table-cell table:style-name="Tabla1.B1" table:number-columns-spanned="4" office:value-type="string">
            <text:h text:style-name="P29" text:outline-level="3"><text:span text:style-name="T3">Modificar</text:span> historial del 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4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2">Enfermero(I), Auxiliar(I), Fisioterapeuta(I), Personal 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20"><text:span text:style-name="T2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4">Gestión del historial del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Solo el personal autorizado puede modificar el historial de un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1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2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2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3">Modificar el historial de un paciente; ya sea de enfermedades, incidencias, fecha de ingreso, alta, exitus y resultados sobre pruebas medicas, análisis… 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3">Gestiona el historial de las operaciones de cada paciente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El personal autorizado introduce los datos del paciente sobre el que se va a hacer la gesti<text:span text:style-name="T3">ó</text:span>n del historial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4">Comprueba que el usuario esta autorizado y da acceso a la modificacion.</text:p>
          </table:table-cell>
        </table:table-row>
        <table:table-row table:style-name="Tabla4.2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26">Hace la modificación necesaria en el historial 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27">Guarda la modificación comprobando que sea valida y guarda la fecha y el autor de dicha modificación</text:p>
          </table:table-cell>
        </table:table-row>
        <table:table-row table:style-name="Tabla4.2">
          <table:table-cell table:style-name="Tabla4.A6" office:value-type="string">
            <text:p text:style-name="P19">5</text:p>
          </table:table-cell>
          <table:table-cell table:style-name="Tabla4.B6" office:value-type="string">
            <text:p text:style-name="P26">Si no hay mas operaciones cierra la aplicación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5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/>
          </table:table-cell>
          <table:table-cell table:style-name="Tabla5.B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Por cada paciente hay una media de 8 al di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38:56.154810890</dc:date>
    <meta:print-date>2012-03-13T15:37:00</meta:print-date>
    <meta:editing-cycles>16</meta:editing-cycles>
    <meta:editing-duration>PT53M31S</meta:editing-duration>
    <meta:generator>LibreOffice/5.1.6.2$Linux_X86_64 LibreOffice_project/10m0$Build-2</meta:generator>
    <meta:document-statistic meta:table-count="5" meta:image-count="0" meta:object-count="0" meta:page-count="1" meta:paragraph-count="48" meta:word-count="179" meta:character-count="1149" meta:non-whitespace-character-count="1016"/>
  </office:meta>
</office:document-meta>
</file>